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tkinson Hyperlegible" svg:font-family="'Atkinson Hyperlegible'"/>
    <style:font-face style:name="FreeSans1" svg:font-family="FreeSans" style:font-family-generic="swiss"/>
    <style:font-face style:name="Work Sans" svg:font-family="'Work Sans'" style:font-family-generic="swiss"/>
    <style:font-face style:name="Atkinson Hyperlegible1" svg:font-family="'Atkinson Hyperlegible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Heading">
      <style:paragraph-properties fo:break-before="page"/>
      <style:text-properties style:font-name="Atkinson Hyperlegible1"/>
    </style:style>
    <style:style style:name="P4" style:family="paragraph" style:parent-style-name="Footer">
      <style:paragraph-properties fo:text-align="center" style:justify-single-word="false"/>
      <style:text-properties style:text-position="0% 100%" style:font-name="Atkinson Hyperlegible1"/>
    </style:style>
    <style:style style:name="P5" style:family="paragraph" style:parent-style-name="Footer">
      <style:paragraph-properties fo:text-align="center" style:justify-single-word="false"/>
      <style:text-properties style:font-name="Atkinson Hyperlegible1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style:font-name="Atkinson Hyperlegible1"/>
    </style:style>
    <style:style style:name="P8" style:family="paragraph" style:parent-style-name="Heading_20_1">
      <style:paragraph-properties fo:break-before="page"/>
      <style:text-properties officeooo:rsid="000d1361" officeooo:paragraph-rsid="000d1361"/>
    </style:style>
    <style:style style:name="P9" style:family="paragraph" style:parent-style-name="Heading_20_1" style:list-style-name="">
      <style:text-properties style:font-name="Atkinson Hyperlegible1"/>
    </style:style>
    <style:style style:name="P10" style:family="paragraph" style:parent-style-name="Standard">
      <style:text-properties style:font-name="Atkinson Hyperlegible1" officeooo:rsid="0007925b" officeooo:paragraph-rsid="0007925b"/>
    </style:style>
    <style:style style:name="P11" style:family="paragraph" style:parent-style-name="Text_20_body">
      <style:text-properties officeooo:rsid="000b8784" officeooo:paragraph-rsid="000b8784"/>
    </style:style>
    <style:style style:name="P12" style:family="paragraph" style:parent-style-name="Title">
      <style:text-properties style:font-name="Atkinson Hyperlegible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Atkinson Hyperlegible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elix Baker</text:p>
      <text:p text:style-name="P10"/>
      <text:p text:style-name="P12">Internship Report</text:p>
      <text:p text:style-name="P10">April 12<text:span text:style-name="T1">th</text:span> – June 7<text:span text:style-name="T1">th</text:span></text:p>
      <text:p text:style-name="P10"/>
      <text:p text:style-name="P10"/>
      <text:p text:style-name="P10"/>
      <text:p text:style-name="P10">Developpeur Web en Java</text:p>
      <text:p text:style-name="P10">Concepteur Développeur d’Applications</text:p>
      <text:p text:style-name="P10"/>
      <text:p text:style-name="P10">Baobab Ingéniere</text:p>
      <text:p text:style-name="P10"/>
      <text:p text:style-name="P10">In association with Greta de l’Essonne</text:p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324_1656723604" text:style-name="Index_20_Link" text:visited-style-name="Index_20_Link">Project Summary<text:tab/>3</text:a></text:p>
          <text:p text:style-name="P1"><text:a xlink:type="simple" xlink:href="#__RefHeading___Toc445_1656723604" text:style-name="Index_20_Link" text:visited-style-name="Index_20_Link">Competences covered by this project<text:tab/>4</text:a></text:p>
        </text:index-body>
      </text:table-of-content>
      <text:h text:style-name="P9" text:outline-level="1"/>
      <text:h text:style-name="P7" text:outline-level="1"><text:bookmark-start text:name="__RefHeading___Toc324_1656723604"/>Project Summary<text:bookmark-end text:name="__RefHeading___Toc324_1656723604"/></text:h>
      <text:p text:style-name="Text_20_body"/>
      <text:h text:style-name="P6" text:outline-level="1"><text:bookmark-start text:name="__RefHeading___Toc445_1656723604"/>Competences covered by this project<text:bookmark-end text:name="__RefHeading___Toc445_1656723604"/></text:h>
      <text:h text:style-name="P6" text:outline-level="1">Client needs</text:h>
      <text:p text:style-name="P11"/>
      <text:h text:style-name="P6" text:outline-level="1">Functional Requirements</text:h>
      <text:h text:style-name="P8" text:outline-level="1">Organization and Planning</text:h>
      <text:h text:style-name="P6" text:outline-level="1">Conceptualisation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tkinson Hyperlegible" svg:font-family="'Atkinson Hyperlegible'"/>
    <style:font-face style:name="FreeSans1" svg:font-family="FreeSans" style:font-family-generic="swiss"/>
    <style:font-face style:name="Work Sans" svg:font-family="'Work Sans'" style:font-family-generic="swiss"/>
    <style:font-face style:name="Atkinson Hyperlegible1" svg:font-family="'Atkinson Hyperlegible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tkinson Hyperlegible" fo:font-size="12pt" fo:language="en" fo:country="US" style:letter-kerning="true" style:font-name-asian="Work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tkinson Hyperlegible" fo:font-size="12pt" fo:language="en" fo:country="US" style:letter-kerning="true" style:font-name-asian="Work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tkinson Hyperlegible" fo:font-family="'Atkinson Hyperlegible'" fo:font-size="14pt" style:font-name-asian="Work Sans" style:font-family-asian="'Work Sans'" style:font-family-generic-asian="swis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asian="Work Sans" style:font-family-asian="'Work Sans'" style:font-family-generic-asian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Work Sans" style:font-family-asian="'Work Sans'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Work Sans" style:font-family-asian="'Work Sans'" style:font-family-generic-asian="swiss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tkinson Hyperlegible1"/>
    </style:style>
    <style:style style:name="MP2" style:family="paragraph" style:parent-style-name="Footer">
      <style:paragraph-properties fo:text-align="center" style:justify-single-word="false"/>
      <style:text-properties style:text-position="0% 100%" style:font-name="Atkinson Hyperlegible1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Index">
      <style:footer>
        <text:p text:style-name="MP1"><text:page-number text:select-page="current">2</text:page-number></text:p>
      </style:footer>
    </style:master-page>
    <style:master-page style:name="Index" style:page-layout-name="Mpm1"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9T18:49:39.408135646</meta:creation-date>
    <dc:date>2021-05-19T20:16:27.557808420</dc:date>
    <meta:editing-duration>PT5M7S</meta:editing-duration>
    <meta:editing-cycles>1</meta:editing-cycles>
    <meta:document-statistic meta:table-count="0" meta:image-count="0" meta:object-count="0" meta:page-count="8" meta:paragraph-count="19" meta:word-count="53" meta:character-count="364" meta:non-whitespace-character-count="329"/>
    <meta:generator>LibreOffice/7.1.3.2$Linux_X86_64 LibreOffice_project/12a8e3cbd24a3757385a302d290655d4f3c7ebf1</meta:generator>
  </office:meta>
</office:document-meta>
</file>